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a0a" officeooo:paragraph-rsid="001ac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SON EST TRÈS TRÈS FORT</text:p>
      <text:p text:style-name="P1"/>
      <text:p text:style-name="P1">METTEZ AU MINIMUM !!!!!!!!!!!!!!!!!!!!!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5:38:10.613000000</meta:creation-date>
    <dc:date>2025-01-17T15:38:50.744000000</dc:date>
    <meta:editing-duration>PT41S</meta:editing-duration>
    <meta:editing-cycles>1</meta:editing-cycles>
    <meta:document-statistic meta:table-count="0" meta:image-count="0" meta:object-count="0" meta:page-count="1" meta:paragraph-count="2" meta:word-count="10" meta:character-count="65" meta:non-whitespace-character-count="57"/>
    <meta:generator>LibreOffice/7.6.4.1$Windows_X86_64 LibreOffice_project/e19e193f88cd6c0525a17fb7a176ed8e6a3e2aa1</meta:generator>
  </office:meta>
</office:document-meta>
</file>